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stroke="dash" draw:stroke-dash="Fine_20_Dashed"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8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9" style:family="paragraph">
      <loext:graphic-properties draw:fill="none" draw:fill-color="#ffffff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6cm" svg:height="13.2cm" svg:x="4.7cm" svg:y="3.75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2" draw:text-style-name="P2" draw:layer="layout" svg:x1="5.3cm" svg:y1="10.351cm" svg:x2="30.3cm" svg:y2="10.351cm">
            <text:p/>
          </draw:line>
          <draw:line draw:style-name="gr2" draw:text-style-name="P2" draw:layer="layout" svg:x1="17.7cm" svg:y1="3.951cm" svg:x2="17.7cm" svg:y2="16.751cm">
            <text:p/>
          </draw:line>
          <draw:line draw:style-name="gr3" draw:text-style-name="P2" draw:layer="layout" svg:x1="20.8cm" svg:y1="4.151cm" svg:x2="14.4cm" svg:y2="16.951cm">
            <text:p/>
          </draw:line>
          <draw:line draw:style-name="gr4" draw:text-style-name="P2" draw:layer="layout" svg:x1="5.2cm" svg:y1="3.951cm" svg:x2="5.2cm" svg:y2="16.751cm">
            <text:p/>
          </draw:line>
          <draw:line draw:style-name="gr4" draw:text-style-name="P2" draw:layer="layout" svg:x1="30.1cm" svg:y1="16.651cm" svg:x2="5.2cm" svg:y2="16.651cm">
            <text:p/>
          </draw:line>
          <draw:frame draw:style-name="gr5" draw:text-style-name="P4" draw:layer="layout" svg:width="2.4cm" svg:height="1.786cm" svg:x="17.1cm" svg:y="16.551cm">
            <draw:text-box>
              <text:p text:style-name="P3"><text:span text:style-name="T1">x</text:span><text:span text:style-name="T2">0</text:span></text:p>
            </draw:text-box>
          </draw:frame>
          <draw:frame draw:style-name="gr5" draw:text-style-name="P4" draw:layer="layout" svg:width="2.4cm" svg:height="1.517cm" svg:x="2.8cm" svg:y="15.851cm">
            <draw:text-box>
              <text:p text:style-name="P5"><text:span text:style-name="T1">0</text:span></text:p>
            </draw:text-box>
          </draw:frame>
          <draw:frame draw:style-name="gr5" draw:text-style-name="P4" draw:layer="layout" svg:width="2.4cm" svg:height="1.517cm" svg:x="2.8cm" svg:y="3.352cm">
            <draw:text-box>
              <text:p text:style-name="P5"><text:span text:style-name="T1">1</text:span></text:p>
            </draw:text-box>
          </draw:frame>
          <draw:frame draw:style-name="gr5" draw:text-style-name="P4" draw:layer="layout" svg:width="2.4cm" svg:height="1.517cm" svg:x="2.8cm" svg:y="9.552cm">
            <draw:text-box>
              <text:p text:style-name="P5"><text:span text:style-name="T1">0.5</text:span></text:p>
            </draw:text-box>
          </draw:frame>
          <draw:line draw:style-name="gr6" draw:text-style-name="P2" draw:layer="layout" svg:x1="17cm" svg:y1="11.551cm" svg:x2="20.2cm" svg:y2="11.551cm">
            <text:p/>
          </draw:line>
          <draw:line draw:style-name="gr6" draw:text-style-name="P2" draw:layer="layout" svg:x1="18.6cm" svg:y1="8.951cm" svg:x2="18.6cm" svg:y2="13.551cm">
            <text:p/>
          </draw:line>
          <draw:frame draw:style-name="gr5" draw:text-style-name="P4" draw:layer="layout" svg:width="2.4cm" svg:height="3.052cm" svg:x="19.1cm" svg:y="11.751cm">
            <draw:text-box>
              <text:p text:style-name="P3"><text:span text:style-name="T1">δy</text:span></text:p>
              <text:p text:style-name="P3"><text:span text:style-name="T1">δx</text:span><text:span text:style-name="T2">0</text:span></text:p>
            </draw:text-box>
          </draw:frame>
          <draw:frame draw:style-name="gr7" draw:text-style-name="P4" draw:layer="layout" svg:width="4.4cm" svg:height="4.049cm" svg:x="21cm" svg:y="12.551cm">
            <draw:text-box>
              <text:p text:style-name="P3"><text:span text:style-name="T1">= <text:s/>4 k</text:span></text:p>
            </draw:text-box>
          </draw:frame>
          <draw:line draw:style-name="gr8" draw:text-style-name="P2" draw:layer="layout" svg:x1="19.4cm" svg:y1="13.251cm" svg:x2="21cm" svg:y2="13.251cm">
            <text:p/>
          </draw:line>
          <draw:frame draw:style-name="gr7" draw:text-style-name="P7" draw:layer="layout" svg:width="7.2cm" svg:height="4.049cm" svg:x="14.5cm" svg:y="18.151cm">
            <draw:text-box>
              <text:p text:style-name="P6"><text:span text:style-name="T3">Control</text:span></text:p>
            </draw:text-box>
          </draw:frame>
          <draw:frame draw:style-name="gr7" draw:text-style-name="P9" draw:layer="layout" svg:width="7.2cm" svg:height="4.049cm" svg:x="0.1cm" svg:y="9.002cm">
            <draw:text-box>
              <text:p text:style-name="P8"><text:span text:style-name="T4">f(x)</text:span>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6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175cm" svg:x="1cm" svg:y="3.185cm"/>
      <draw:page-thumbnail draw:layer="backgroundobjects" svg:width="8.999cm" svg:height="6.175cm" svg:x="1cm" svg:y="11.761cm"/>
      <draw:page-thumbnail draw:layer="backgroundobjects" svg:width="8.999cm" svg:height="6.175cm" svg:x="1cm" svg:y="20.337cm"/>
      <draw:page-thumbnail draw:layer="backgroundobjects" svg:width="8.999cm" svg:height="6.175cm" svg:x="11cm" svg:y="3.185cm"/>
      <draw:page-thumbnail draw:layer="backgroundobjects" svg:width="8.999cm" svg:height="6.175cm" svg:x="11cm" svg:y="11.761cm"/>
      <draw:page-thumbnail draw:layer="backgroundobjects" svg:width="8.999cm" svg:height="6.175cm" svg:x="11cm" svg:y="20.337cm"/>
    </style:handout-master>
    <style:master-page style:name="Default" style:page-layout-name="PM1" draw:style-name="Mdp1">
      <draw:frame presentation:style-name="Default-title" draw:layer="backgroundobjects" svg:width="27.539cm" svg:height="3.506cm" svg:x="1.529cm" svg:y="0.837cm" presentation:class="title" presentation:placeholder="true">
        <draw:text-box/>
      </draw:frame>
      <draw:frame presentation:style-name="Default-outline1" draw:layer="backgroundobjects" svg:width="27.539cm" svg:height="12.179cm" svg:x="1.529cm" svg:y="4.914cm" presentation:class="outline" presentation:placeholder="true">
        <draw:text-box/>
      </draw:frame>
      <draw:frame presentation:style-name="Mpr1" draw:text-style-name="MP2" draw:layer="backgroundobjects" svg:width="7.129cm" svg:height="1.448cm" svg:x="1.529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699cm" svg:height="1.448cm" svg:x="10.465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129cm" svg:height="1.448cm" svg:x="21.9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10-20T21:01:36.679657765</meta:creation-date>
    <dc:date>2016-10-22T10:19:12.260523695</dc:date>
    <dc:creator>Douglas Kelley</dc:creator>
    <meta:editing-duration>P1DT13H17M35S</meta:editing-duration>
    <meta:editing-cycles>2</meta:editing-cycles>
    <meta:generator>LibreOffice/4.4.6.3$Linux_X86_64 LibreOffice_project/40m0$Build-3</meta:generator>
    <meta:document-statistic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interval-major="0.5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01cm" svg:height="13.201cm" xlink:href="." xlink:type="simple" chart:class="chart:scatter" chart:style-name="ch1">
        <chart:plot-area chart:style-name="ch2" chart:data-source-has-labels="both" svg:x="0.52cm" svg:y="0.264cm" svg:width="24.961cm" svg:height="12.673cm">
          <chartooo:coordinate-region svg:x="0.52cm" svg:y="0.264cm" svg:width="24.961cm" svg:height="12.673cm"/>
          <chart:axis chart:dimension="x" chart:name="primary-x" chart:style-name="ch3" chartooo:axis-type="auto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261190319095719">
                <text:p>0.0002611903190957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363270313218078">
                <text:p>0.000363270313218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05225671959048">
                <text:p>0.00050522567195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702614022041655">
                <text:p>0.00070261402204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77045317226684">
                <text:p>0.00097704531722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35851995042896">
                <text:p>0.0013585199504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88865481658218">
                <text:p>0.0018886548165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62512025666019">
                <text:p>0.002625120256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4771482077492">
                <text:p>0.00364771482077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06662933346625">
                <text:p>0.0050666293334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703358715499516">
                <text:p>0.00703358715499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75666562455136">
                <text:p>0.0097566656245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35196396459696">
                <text:p>0.0135196396459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7065099543546">
                <text:p>0.018706509954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5831238524664">
                <text:p>0.025831238524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55711892726362">
                <text:p>0.0355711892726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87997229988">
                <text:p>0.048799722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66080355750907">
                <text:p>0.0666080355750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2981447029199">
                <text:p>0.0902981447029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1318837891737">
                <text:p>0.121318837891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1108949576585">
                <text:p>0.161108949576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0818293477747">
                <text:p>0.210818293477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0912077650694">
                <text:p>0.27091207765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0739611548615">
                <text:p>0.340739611548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18240623158164">
                <text:p>0.418240623158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81759376841836">
                <text:p>0.581759376841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59260388451385">
                <text:p>0.659260388451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29087922349307">
                <text:p>0.729087922349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89181706522253">
                <text:p>0.78918170652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38891050423415">
                <text:p>0.838891050423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8681162108263">
                <text:p>0.878681162108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0970185529708">
                <text:p>0.9097018552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33391964424909">
                <text:p>0.93339196442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12002770012">
                <text:p>0.9512002770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64428810727364">
                <text:p>0.964428810727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74168761475336">
                <text:p>0.974168761475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81293490045645">
                <text:p>0.981293490045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8648036035403">
                <text:p>0.98648036035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0243334375449">
                <text:p>0.99024333437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92966412845005">
                <text:p>0.99296641284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94933370666534">
                <text:p>0.994933370666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96352285179225">
                <text:p>0.99635228517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9737487974334">
                <text:p>0.99737487974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98111345183418">
                <text:p>0.998111345183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99022954682773">
                <text:p>0.999022954682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99297385977958">
                <text:p>0.999297385977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99494774328041">
                <text:p>0.999494774328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99636729686782">
                <text:p>0.99963672968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99738809680904">
                <text:p>0.999738809680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